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773cm" fo:min-width="8.872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746cm" fo:min-width="8.872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633cm" fo:min-width="8.872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936cm" fo:min-width="4.002cm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587cm" fo:min-width="8.491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587cm" fo:min-width="8.872cm" fo:padding-top="0.009cm" fo:padding-bottom="0.009cm" fo:padding-left="0.009cm" fo:padding-right="0.009cm"/>
    </style:style>
    <style:style style:name="gr7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b2b2b2" draw:textarea-horizontal-align="justify" draw:textarea-vertical-align="middle" draw:auto-grow-height="false" fo:min-height="0.471cm" fo:min-width="2.368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71cm" fo:min-width="2.359cm" fo:padding-top="0.009cm" fo:padding-bottom="0.009cm" fo:padding-left="0.009cm" fo:padding-right="0.009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style:font-name="Liberation Serif"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-color="#b2b2b2"/>
      <style:paragraph-properties fo:text-align="center"/>
      <style:text-properties style:font-name="Liberation Serif" fo:font-size="8pt" style:font-size-asian="8pt" style:font-size-complex="8pt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8.89cm" svg:height="1.791cm" svg:x="0cm" svg:y="0.635cm">
          <text:p text:style-name="P1"><text:span text:style-name="T1">Machine learning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764cm" svg:x="0cm" svg:y="2.427cm">
          <text:p text:style-name="P1"><text:span text:style-name="T1">Hardware abstraction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89cm" svg:height="1.651cm" svg:x="0cm" svg:y="4.191cm">
          <text:p text:style-name="P1"><text:span text:style-name="T1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954cm" svg:x="0.282cm" svg:y="4.607cm">
          <text:p text:style-name="P3"><text:span text:style-name="T1">Programmable Logic (PL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1.694cm">
          <text:p text:style-name="P3"><text:span text:style-name="T2">TensorFlow Lite delegat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0.994cm">
          <text:p text:style-name="P3"><text:span text:style-name="T2">TensorFlow Lite 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89cm" svg:height="0.605cm" svg:x="0cm" svg:y="0.021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3.472cm">
          <text:p text:style-name="P3"><text:span text:style-name="T2">Board support packa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2.772cm">
          <text:p text:style-name="P3"><text:span text:style-name="T2">Hardware driv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954cm" svg:x="4.582cm" svg:y="4.607cm">
          <text:p text:style-name="P3"><text:span text:style-name="T1">Processing System (PS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386cm" svg:height="0.489cm" svg:x="1.08cm" svg:y="4.945cm">
          <text:p text:style-name="P3"><text:span text:style-name="T2">Tensor 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77cm" svg:height="0.489cm" svg:x="5.389cm" svg:y="4.945cm">
          <text:p text:style-name="P3"><text:span text:style-name="T2">ARM Cortex-A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7:50:02.894938136</dc:date>
    <meta:editing-duration>PT2H22M48S</meta:editing-duration>
    <meta:editing-cycles>27</meta:editing-cycles>
    <meta:document-statistic meta:object-count="12"/>
  </office:meta>
</office:document-meta>
</file>